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enlo" svg:font-family="Menlo, Monaco, Consolas, 'Andale Mono', 'lucida console', 'Courier New', monospace"/>
    <style:font-face style:name="PingFang SC" svg:font-family="'PingFang SC', 'Microsoft YaHei', SimHei, Arial, SimSun"/>
    <style:font-face style:name="Roboto Mono" svg:font-family="'Roboto Mono', SFMono-Regular, Consolas, Menlo, monospace"/>
    <style:font-face style:name="Roboto" svg:font-family="Roboto, apple-system, BlinkMacSystemFont, Helvetica, Arial, sans-serif"/>
    <style:font-face style:name="apple-system3" svg:font-family="apple-system, BlinkMacSystemFont, 'Helvetica Neue', 'PingFang SC', 'Microsoft YaHei', 'Source Han Sans SC', 'Noto Sans CJK SC', 'WenQuanYi Micro Hei', sans-serif"/>
    <style:font-face style:name="apple-system" svg:font-family="apple-system, BlinkMacSystemFont, 'Segoe UI', 'Noto Sans', Helvetica, Arial, sans-serif, 'Apple Color Emoji', 'Segoe UI Emoji'"/>
    <style:font-face style:name="apple-system1" svg:font-family="apple-system, Roboto, SegoeUI, 'Segoe UI', 'Helvetica Neue', Helvetica, Meiryo, 'Meiryo UI', 'Arial Unicode MS', sans-serif"/>
    <style:font-face style:name="apple-system2" svg:font-family="apple-system, 'SF UI Text', Arial, 'PingFang SC', 'Hiragino Sans GB', 'Microsoft YaHei', 'WenQuanYi Micro Hei', sans-serif, SimHei, SimSun"/>
    <style:font-face style:name="ui-monospace" svg:font-family="ui-monospace, SFMono-Regular, 'SF Mono', Menlo, Consolas, 'Liberation Mono'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 SemiBold" svg:font-family="'Noto Serif CJK SC SemiBold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5f5f5" fo:padding="0cm" fo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5f5f5" fo:padding="0cm" fo:border="none"/>
      <style:text-properties fo:font-variant="normal" fo:text-transform="none" fo:color="#121212" style:font-name="Noto Serif CJK SC SemiBold" fo:letter-spacing="normal" officeooo:paragraph-rsid="001fb4a7" style:font-name-asian="Noto Serif CJK SC SemiBold" style:font-size-asian="14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Noto Serif CJK SC SemiBold" fo:letter-spacing="normal" style:font-name-asian="Noto Serif CJK SC Semi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Noto Serif CJK SC SemiBold" fo:letter-spacing="normal" officeooo:paragraph-rsid="001e19a0" style:font-name-asian="Noto Serif CJK SC SemiBold" style:font-size-asian="14pt" style:font-style-asian="normal" style:font-weight-asian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Noto Serif CJK SC SemiBold" fo:letter-spacing="normal" officeooo:rsid="001e19a0" officeooo:paragraph-rsid="001e19a0" style:font-name-asian="Noto Serif CJK SC SemiBold" style:font-size-asian="14pt" style:font-style-asian="normal" style:font-weight-asian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fo:letter-spacing="normal" officeooo:paragraph-rsid="002045e7" style:font-name-asian="apple-system3" style:font-size-asian="14pt" style:font-style-asian="normal" style:font-weight-asian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Roboto" fo:font-size="12.75pt" fo:letter-spacing="normal" fo:font-style="normal" fo:font-weight="normal" officeooo:paragraph-rsid="001e19a0" style:font-name-asian="apple-system3" style:font-size-asian="14pt" style:font-style-asian="normal" style:font-weight-asian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21212" style:font-name="Roboto Mono" fo:font-size="10.5pt" fo:letter-spacing="normal" fo:font-style="normal" fo:font-weight="normal" officeooo:paragraph-rsid="001e19a0" style:font-name-asian="apple-system3" style:font-size-asian="14pt" style:font-style-asian="normal" style:font-weight-asian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1e19a0" style:font-name-asian="apple-system3" style:font-size-asian="14pt" style:font-style-asian="normal" style:font-weight-asian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2045e7" style:font-name-asian="apple-system3" style:font-size-asian="14pt" style:font-style-asian="normal" style:font-weight-asian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24ff09" style:font-name-asian="apple-system3" style:font-size-asian="14pt" style:font-style-asian="normal" style:font-weight-asian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435a89" style:font-name-asian="apple-system3" style:font-size-asian="14pt" style:font-style-asian="normal" style:font-weight-asian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5d7868" style:font-name-asian="apple-system3" style:font-size-asian="14pt" style:font-style-asian="normal" style:font-weight-asian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63f612" style:font-name-asian="apple-system3" style:font-size-asian="14pt" style:font-style-asian="normal" style:font-weight-asian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69ebbe" style:font-name-asian="apple-system3" style:font-size-asian="14pt" style:font-style-asian="normal" style:font-weight-asian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6fbb73" style:font-name-asian="apple-system3" style:font-size-asian="14pt" style:font-style-asian="normal" style:font-weight-asian="normal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709e43" style:font-name-asian="apple-system3" style:font-size-asian="14pt" style:font-style-asian="normal" style:font-weight-asian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31f009" style:font-name-asian="apple-system3" style:font-size-asian="14pt" style:font-style-asian="normal" style:font-weight-asian="normal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1b3d2" officeooo:paragraph-rsid="0021b3d2" style:font-name-asian="apple-system3" style:font-size-asian="14pt" style:font-style-asian="normal" style:font-weight-asian="normal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1b3d2" officeooo:paragraph-rsid="00230331" style:font-name-asian="apple-system3" style:font-size-asian="14pt" style:font-style-asian="normal" style:font-weight-asian="normal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1b3d2" officeooo:paragraph-rsid="002be09c" style:font-name-asian="apple-system3" style:font-size-asian="14pt" style:font-style-asian="normal" style:font-weight-asian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30331" officeooo:paragraph-rsid="00230331" style:font-name-asian="apple-system3" style:font-size-asian="14pt" style:font-style-asian="normal" style:font-weight-asian="normal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30331" officeooo:paragraph-rsid="00230331" style:font-name-asian="apple-system3" style:font-size-asian="14pt" style:font-style-asian="normal" style:font-weight-asian="normal" style:font-size-complex="26pt" style:font-weight-complex="bol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34c45" officeooo:paragraph-rsid="00234c45" style:font-name-asian="apple-system3" style:font-size-asian="14pt" style:font-style-asian="normal" style:font-weight-asian="normal" style:font-size-complex="26pt" style:font-weight-complex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53b6f" officeooo:paragraph-rsid="00253b6f" style:font-name-asian="apple-system3" style:font-size-asian="14pt" style:font-style-asian="normal" style:font-weight-asian="normal" style:font-size-complex="26pt" style:font-weight-complex="bold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6b24a" officeooo:paragraph-rsid="0026b24a" style:font-name-asian="apple-system3" style:font-size-asian="14pt" style:font-style-asian="normal" style:font-weight-asian="normal" style:font-size-complex="26pt" style:font-weight-complex="bold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d5e05" officeooo:paragraph-rsid="002d5e05" style:font-name-asian="apple-system3" style:font-size-asian="14pt" style:font-style-asian="normal" style:font-weight-asian="normal" style:font-size-complex="26pt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d1fc6" officeooo:paragraph-rsid="002d1fc6" style:font-name-asian="apple-system3" style:font-size-asian="14pt" style:font-style-asian="normal" style:font-weight-asian="normal" style:font-size-complex="26pt" style:font-weight-complex="bold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d1fc6" officeooo:paragraph-rsid="0053d869" style:font-name-asian="apple-system3" style:font-size-asian="14pt" style:font-style-asian="normal" style:font-weight-asian="normal" style:font-size-complex="26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3d2e49" officeooo:paragraph-rsid="003d2e49" style:font-name-asian="apple-system3" style:font-size-asian="14pt" style:font-style-asian="normal" style:font-weight-asian="normal" style:font-size-complex="26pt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33e76e" officeooo:paragraph-rsid="0033e76e" style:font-name-asian="apple-system3" style:font-size-asian="14pt" style:font-style-asian="normal" style:font-weight-asian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709e43" style:font-name-asian="apple-system3" style:font-size-asian="14pt" style:font-style-asian="normal" style:font-weight-asian="normal" style:font-size-complex="10.5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31f009" officeooo:paragraph-rsid="00709e43" style:font-name-asian="apple-system3" style:font-size-asian="14pt" style:font-style-asian="normal" style:font-weight-asian="normal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d5e05" officeooo:paragraph-rsid="002d5e05" style:font-name-asian="apple-system3" style:font-size-asian="10.5pt" style:font-style-asian="normal" style:font-weight-asian="normal" style:font-size-complex="10.5pt" style:font-weight-complex="bold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rsid="002d1fc6" officeooo:paragraph-rsid="002d1fc6" style:font-name-asian="apple-system3" style:font-size-asian="10.5pt" style:font-style-asian="normal" style:font-weight-asian="normal" style:font-size-complex="10.5pt" style:font-weight-complex="bold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24ff09" style:font-name-asian="apple-system3" style:font-size-asian="10.5pt" style:font-style-asian="normal" style:font-weight-asian="normal" style:font-size-complex="10.5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26pt" fo:letter-spacing="normal" fo:font-style="normal" fo:font-weight="bold" officeooo:rsid="00230331" officeooo:paragraph-rsid="00230331" style:font-name-asian="apple-system3" style:font-size-asian="26pt" style:font-style-asian="normal" style:font-weight-asian="bold" style:font-size-complex="26pt" style:font-weight-complex="bold"/>
    </style:style>
    <style:style style:name="P3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9pt" fo:letter-spacing="normal" fo:font-style="normal" fo:font-weight="normal" officeooo:rsid="002d1fc6" officeooo:paragraph-rsid="002d1fc6" style:font-name-asian="apple-system3" style:font-size-asian="9pt" style:font-style-asian="normal" style:font-weight-asian="normal" style:font-size-complex="9pt" style:font-weight-complex="bold"/>
    </style:style>
    <style:style style:name="P3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 Mono" fo:font-size="10.5pt" fo:letter-spacing="normal" fo:font-style="normal" fo:font-weight="normal" officeooo:rsid="00230331" officeooo:paragraph-rsid="00230331" style:font-name-asian="apple-system3" style:font-size-asian="14pt" style:font-style-asian="normal" style:font-weight-asian="normal" style:font-size-complex="26pt" style:font-weight-complex="bold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0.5pt" fo:letter-spacing="normal" style:text-underline-style="none" officeooo:paragraph-rsid="002d5e05" style:font-size-asian="10.5pt" style:font-style-asian="normal" style:font-weight-asian="normal" style:font-size-complex="10.5pt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d4d4d" style:font-name="Roboto Mono" fo:font-size="10.5pt" fo:letter-spacing="normal" fo:font-style="normal" fo:font-weight="normal" officeooo:paragraph-rsid="0024ff09" style:font-name-asian="apple-system2" style:font-size-asian="10.5pt" style:font-style-asian="normal" style:font-weight-asian="normal" style:font-size-complex="10.5pt"/>
    </style:style>
    <style:style style:name="P4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8ba1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4ff09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style:font-name="Noto Serif CJK SC SemiBold" officeooo:paragraph-rsid="001f8ba1" style:font-name-asian="Noto Serif CJK SC SemiBold"/>
    </style:style>
    <style:style style:name="P45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121212" style:font-name="Roboto" fo:letter-spacing="normal" fo:font-style="normal" fo:font-weight="normal" officeooo:paragraph-rsid="001e19a0" style:font-name-asian="apple-system3" style:font-size-asian="14pt" style:font-style-asian="normal" style:font-weight-asian="normal"/>
    </style:style>
    <style:style style:name="P46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222226" style:font-name="Roboto Mono" fo:font-size="10.5pt" fo:letter-spacing="normal" fo:font-style="normal" fo:font-weight="normal" officeooo:rsid="002d1fc6" officeooo:paragraph-rsid="0053d869" style:font-name-asian="apple-system3" style:font-size-asian="14pt" style:font-style-asian="normal" style:font-weight-asian="normal" style:font-size-complex="26pt" style:font-weight-complex="bold"/>
    </style:style>
    <style:style style:name="P47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121212" style:font-name="Roboto Mono" fo:font-size="10.5pt" fo:letter-spacing="normal" fo:font-style="normal" fo:font-weight="normal" officeooo:paragraph-rsid="001e19a0" style:font-name-asian="apple-system3" style:font-size-asian="14pt" style:font-style-asian="normal" style:font-weight-asian="normal"/>
    </style:style>
    <style:style style:name="P48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0.5pt" fo:letter-spacing="normal" fo:font-style="normal" fo:font-weight="normal" officeooo:paragraph-rsid="001ffe0a" style:font-name-asian="apple-system3" style:font-size-asian="14pt" style:font-style-asian="normal" style:font-weight-asian="normal"/>
    </style:style>
    <style:style style:name="P4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36464e" style:font-name="Roboto Mono" fo:font-size="15pt" fo:letter-spacing="normal" fo:font-style="normal" fo:font-weight="bold" officeooo:paragraph-rsid="001e19a0" style:font-name-asian="apple-system3" style:font-size-asian="15pt" style:font-style-asian="normal" style:font-weight-asian="bold" style:font-size-complex="15pt" style:font-weight-complex="bold"/>
    </style:style>
    <style:style style:name="P50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1f2328" style:font-name="apple-system" fo:font-size="10.5pt" fo:letter-spacing="normal" fo:font-style="normal" fo:font-weight="normal" officeooo:rsid="0026b24a" officeooo:paragraph-rsid="0026b24a" style:font-name-asian="apple-system3" style:font-size-asian="14pt" style:font-style-asian="normal" style:font-weight-asian="normal" style:font-size-complex="26pt" style:font-weight-complex="bold"/>
    </style:style>
    <style:style style:name="P51" style:family="paragraph" style:parent-style-name="Preformatted_20_Text">
      <style:paragraph-properties fo:margin-left="0cm" fo:margin-right="0cm" fo:margin-top="0cm" fo:margin-bottom="0.106cm" loext:contextual-spacing="false" fo:text-indent="0cm" style:auto-text-indent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5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1f2328" style:font-name="ui-monospace" fo:font-size="9.75pt" fo:letter-spacing="normal" fo:font-style="normal" fo:font-weight="normal" officeooo:rsid="003d2e49" officeooo:paragraph-rsid="003d2e49" style:font-name-asian="apple-system3" style:font-size-asian="14pt" style:font-style-asian="normal" style:font-weight-asian="normal" style:font-size-complex="26pt" style:font-weight-complex="bold"/>
    </style:style>
    <style:style style:name="P53" style:family="paragraph" style:parent-style-name="Text_20_body">
      <style:paragraph-properties fo:margin-left="0cm" fo:margin-right="0cm" fo:margin-top="0cm" fo:margin-bottom="0.423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4d4d4d" fo:font-size="10.5pt" fo:letter-spacing="normal" style:font-size-asian="10.5pt" style:font-size-complex="10.5pt"/>
    </style:style>
    <style:style style:name="P54" style:family="paragraph" style:parent-style-name="Text_20_body">
      <style:paragraph-properties fo:margin-left="0cm" fo:margin-right="0cm" fo:margin-top="0.318cm" fo:margin-bottom="0cm" loext:contextual-spacing="false" fo:orphans="2" fo:widows="2" fo:text-indent="0cm" style:auto-text-indent="false" fo:padding="0cm" fo:border="none"/>
      <style:text-properties fo:font-variant="normal" fo:text-transform="none" fo:color="#111111" fo:letter-spacing="normal"/>
    </style:style>
    <style:style style:name="P55" style:family="paragraph" style:parent-style-name="Preformatted_20_Text">
      <style:paragraph-properties fo:margin-top="0cm" fo:margin-bottom="0.499cm" loext:contextual-spacing="false" fo:orphans="2" fo:widows="2"/>
    </style:style>
    <style:style style:name="P56" style:family="paragraph" style:parent-style-name="Preformatted_20_Text">
      <style:paragraph-properties fo:margin-top="0cm" fo:margin-bottom="0.499cm" loext:contextual-spacing="false" fo:orphans="2" fo:widows="2"/>
      <style:text-properties officeooo:paragraph-rsid="001f8ba1"/>
    </style:style>
    <style:style style:name="P57" style:family="paragraph" style:parent-style-name="Preformatted_20_Text">
      <loext:graphic-properties draw:fill="solid" draw:fill-color="#f5f5f5" draw:opacity="100%"/>
      <style:paragraph-properties fo:margin-top="0cm" fo:margin-bottom="0cm" loext:contextual-spacing="false" fo:orphans="2" fo:widows="2" fo:background-color="#f5f5f5" fo:padding="0cm" fo:border="none"/>
    </style:style>
    <style:style style:name="P58" style:family="paragraph" style:parent-style-name="Preformatted_20_Text">
      <loext:graphic-properties draw:fill="solid" draw:fill-color="#f5f5f5" draw:opacity="100%"/>
      <style:paragraph-properties fo:margin-top="0cm" fo:margin-bottom="0cm" loext:contextual-spacing="false" fo:orphans="2" fo:widows="2" fo:background-color="#f5f5f5" fo:padding="0cm" fo:border="none"/>
      <style:text-properties style:font-name="Noto Serif CJK SC SemiBold" fo:font-size="12pt" style:font-name-asian="Noto Serif CJK SC SemiBold" style:font-size-asian="12pt" style:font-size-complex="12pt"/>
    </style:style>
    <style:style style:name="P59" style:family="paragraph" style:parent-style-name="Standard">
      <style:text-properties style:font-name="Noto Serif CJK SC SemiBold" style:font-name-asian="Noto Serif CJK SC SemiBold"/>
    </style:style>
    <style:style style:name="P60" style:family="paragraph" style:parent-style-name="Text_20_body">
      <style:paragraph-properties fo:orphans="2" fo:widows="2"/>
      <style:text-properties fo:font-variant="normal" fo:text-transform="none" fo:color="#000000" fo:letter-spacing="normal" style:font-size-asian="14pt" style:font-style-asian="normal" style:font-weight-asian="normal"/>
    </style:style>
    <style:style style:name="P61" style:family="paragraph" style:parent-style-name="Text_20_body">
      <style:text-properties fo:color="#36464e" fo:font-size="10.5pt" style:font-size-asian="10.5pt" style:font-size-complex="10.5pt"/>
    </style:style>
    <style:style style:name="P62" style:family="paragraph" style:parent-style-name="Preformatted_20_Text">
      <style:paragraph-properties fo:margin-top="0cm" fo:margin-bottom="0.106cm" loext:contextual-spacing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63" style:family="paragraph" style:parent-style-name="Preformatted_20_Text" style:list-style-name="L1">
      <style:paragraph-properties fo:margin-left="0cm" fo:margin-right="0cm" fo:margin-top="0cm" fo:margin-bottom="0.106cm" loext:contextual-spacing="false" fo:orphans="2" fo:widows="2" fo:text-indent="0cm" style:auto-text-indent="false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64" style:family="paragraph" style:parent-style-name="Preformatted_20_Text" style:list-style-name="L1">
      <style:paragraph-properties fo:margin-top="0cm" fo:margin-bottom="0.106cm" loext:contextual-spacing="false" fo:orphans="2" fo:widows="2" fo:padding-left="0.265cm" fo:padding-right="0cm" fo:padding-top="0.265cm" fo:padding-bottom="0.265cm" fo:border-left="0.06pt solid #000000" fo:border-right="none" fo:border-top="0.06pt solid #000000" fo:border-bottom="0.06pt solid #000000"/>
    </style:style>
    <style:style style:name="P65" style:family="paragraph" style:parent-style-name="Text_20_body" style:list-style-name="L2"/>
    <style:style style:name="P6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T1" style:family="text">
      <style:text-properties fo:font-size="14pt" fo:font-style="normal" fo:font-weight="normal"/>
    </style:style>
    <style:style style:name="T2" style:family="text">
      <style:text-properties style:font-size-asian="14pt" style:font-style-asian="normal" style:font-weight-asian="normal"/>
    </style:style>
    <style:style style:name="T3" style:family="text">
      <style:text-properties officeooo:rsid="001e19a0" style:font-size-asian="14pt" style:font-style-asian="normal" style:font-weight-asian="normal"/>
    </style:style>
    <style:style style:name="T4" style:family="text">
      <style:text-properties fo:font-variant="normal" fo:text-transform="none" fo:color="#121212" style:font-name="Noto Serif CJK SC SemiBold" fo:font-size="12pt" fo:letter-spacing="normal" fo:font-style="normal" fo:font-weight="normal" style:font-name-asian="Noto Serif CJK SC SemiBold" style:font-size-asian="12pt" style:font-size-complex="12pt" loext:padding="0cm" loext:border="none"/>
    </style:style>
    <style:style style:name="T5" style:family="text">
      <style:text-properties fo:font-variant="normal" fo:text-transform="none" fo:color="#056de8" style:font-name="Noto Serif CJK SC SemiBold" fo:font-size="12pt" fo:letter-spacing="normal" fo:font-style="normal" fo:font-weight="normal" style:font-name-asian="Noto Serif CJK SC SemiBold" style:font-size-asian="12pt" style:font-size-complex="12pt" loext:padding="0cm" loext:border="none"/>
    </style:style>
    <style:style style:name="T6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weight-asian="normal"/>
    </style:style>
    <style:style style:name="T7" style:family="text">
      <style:text-properties fo:font-variant="normal" fo:text-transform="none" fo:color="#000000" fo:letter-spacing="normal" style:font-size-asian="14pt" style:font-style-asian="normal" style:font-weight-asian="normal"/>
    </style:style>
    <style:style style:name="T8" style:family="text">
      <style:text-properties fo:font-variant="normal" fo:text-transform="none" fo:color="#000000" style:font-name="Noto Serif CJK SC SemiBold" fo:letter-spacing="normal" style:font-name-asian="Noto Serif CJK SC SemiBold" style:font-size-asian="14pt" style:font-style-asian="normal" style:font-weight-asian="normal"/>
    </style:style>
    <style:style style:name="T9" style:family="text">
      <style:text-properties fo:font-variant="normal" fo:text-transform="none" fo:color="#000000" style:font-name="Noto Serif CJK SC SemiBold" fo:font-size="14pt" fo:letter-spacing="normal" fo:font-style="normal" fo:font-weight="normal" style:font-name-asian="Noto Serif CJK SC SemiBold"/>
    </style:style>
    <style:style style:name="T10" style:family="text">
      <style:text-properties fo:font-variant="normal" fo:text-transform="none" fo:color="#000000" style:font-name="Noto Serif CJK SC SemiBold" fo:font-size="12pt" fo:letter-spacing="normal" fo:font-style="normal" fo:font-weight="normal" style:font-name-asian="Noto Serif CJK SC SemiBold" style:font-size-asian="12pt" style:font-size-complex="12pt"/>
    </style:style>
    <style:style style:name="T11" style:family="text">
      <style:text-properties fo:font-variant="normal" fo:text-transform="none" fo:color="#000000" style:font-name="Noto Serif CJK SC SemiBold" fo:font-size="12pt" fo:letter-spacing="normal" fo:font-style="normal" fo:font-weight="normal" style:font-name-asian="Noto Serif CJK SC SemiBold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111111" style:font-name="apple-system1" fo:font-size="12pt" fo:letter-spacing="normal" fo:font-style="normal" fo:font-weight="normal"/>
    </style:style>
    <style:style style:name="T13" style:family="text">
      <style:text-properties fo:font-variant="normal" fo:text-transform="none" fo:color="#111111" fo:letter-spacing="normal" style:font-name-asian="apple-system1" style:font-size-asian="12pt" style:font-style-asian="normal" style:font-weight-asian="normal"/>
    </style:style>
    <style:style style:name="T14" style:family="text">
      <style:text-properties fo:font-variant="normal" fo:text-transform="none" fo:color="#36464e" style:font-name="Roboto Mono" fo:font-size="10.5pt" fo:letter-spacing="normal" fo:font-style="normal" fo:font-weight="normal" style:font-name-asian="apple-system3" style:font-size-asian="14pt" style:font-style-asian="normal" style:font-weight-asian="normal"/>
    </style:style>
    <style:style style:name="T15" style:family="text">
      <style:text-properties fo:font-variant="normal" fo:text-transform="none" fo:color="#36464e" style:font-name="Roboto Mono" fo:font-size="10.5pt" fo:letter-spacing="normal" fo:font-style="normal" fo:font-weight="normal" officeooo:rsid="006628d7" style:font-name-asian="apple-system3" style:font-size-asian="14pt" style:font-style-asian="normal" style:font-weight-asian="normal"/>
    </style:style>
    <style:style style:name="T16" style:family="text">
      <style:text-properties fo:color="#056de8" style:font-name="Noto Serif CJK SC SemiBold" fo:font-size="12pt" fo:font-style="normal" fo:font-weight="normal" style:font-name-asian="Noto Serif CJK SC SemiBold" style:font-size-asian="12pt" style:font-size-complex="12pt" loext:padding="0cm" loext:border="none"/>
    </style:style>
    <style:style style:name="T17" style:family="text">
      <style:text-properties style:font-name="Noto Serif CJK SC SemiBold" fo:font-size="12pt" fo:font-style="normal" fo:font-weight="normal" style:font-name-asian="Noto Serif CJK SC SemiBold" style:font-size-asian="12pt" style:font-size-complex="12pt" loext:padding="0cm" loext:border="none"/>
    </style:style>
    <style:style style:name="T18" style:family="text">
      <style:text-properties style:font-name="Roboto Mono" fo:font-size="10.5pt" fo:font-style="normal" fo:font-weight="normal"/>
    </style:style>
    <style:style style:name="T19" style:family="text">
      <style:text-properties fo:color="#36464e"/>
    </style:style>
    <style:style style:name="T20" style:family="text">
      <style:text-properties fo:color="#36464e" style:font-name="Roboto Mono" fo:font-size="10.5pt"/>
    </style:style>
    <style:style style:name="T21" style:family="text">
      <style:text-properties fo:color="#36464e" style:font-name="Roboto Mono" fo:font-size="10.5pt" fo:font-style="normal" fo:font-weight="normal"/>
    </style:style>
    <style:style style:name="T22" style:family="text">
      <style:text-properties fo:color="#36464e" style:font-name="Roboto Mono" fo:font-size="10.5pt" officeooo:rsid="001ffe0a"/>
    </style:style>
    <style:style style:name="T23" style:family="text">
      <style:text-properties fo:color="#191b1f" style:font-name="Menlo" fo:font-style="normal" fo:font-weight="normal" loext:padding="0cm" loext:border="none"/>
    </style:style>
    <style:style style:name="T24" style:family="text">
      <style:text-properties officeooo:rsid="00230331"/>
    </style:style>
    <style:style style:name="T25" style:family="text">
      <style:text-properties style:font-name="apple-system1" fo:font-size="12pt"/>
    </style:style>
    <style:style style:name="T26" style:family="text">
      <style:text-properties style:font-name="apple-system1" fo:font-size="12pt" fo:font-style="normal" fo:font-weight="normal"/>
    </style:style>
    <style:style style:name="T27" style:family="text">
      <style:text-properties style:font-name-asian="apple-system1" style:font-size-asian="12pt"/>
    </style:style>
    <style:style style:name="T28" style:family="text">
      <style:text-properties style:font-name-asian="apple-system1" style:font-size-asian="12pt" style:font-style-asian="normal" style:font-weight-asian="normal"/>
    </style:style>
    <style:style style:name="T29" style:family="text">
      <style:text-properties officeooo:rsid="00290a76"/>
    </style:style>
    <style:style style:name="T30" style:family="text">
      <style:text-properties officeooo:rsid="002be09c"/>
    </style:style>
    <style:style style:name="T31" style:family="text">
      <style:text-properties officeooo:rsid="002d1fc6"/>
    </style:style>
    <style:style style:name="T32" style:family="text">
      <style:text-properties officeooo:rsid="003102c4"/>
    </style:style>
    <style:style style:name="T33" style:family="text">
      <style:text-properties style:font-name="apple-system2" fo:font-style="normal" fo:font-weight="normal"/>
    </style:style>
    <style:style style:name="T34" style:family="text">
      <style:text-properties style:font-name-asian="apple-system2" style:font-style-asian="normal" style:font-weight-asian="normal"/>
    </style:style>
    <style:style style:name="T35" style:family="text">
      <style:text-properties officeooo:rsid="0053d869"/>
    </style:style>
    <style:style style:name="T36" style:family="text">
      <style:text-properties style:font-name="PingFang SC" fo:font-size="21pt"/>
    </style:style>
    <style:style style:name="T37" style:family="text">
      <style:text-properties style:font-name-asian="PingFang SC" style:font-size-asian="21pt"/>
    </style:style>
    <style:style style:name="T38" style:family="text">
      <style:text-properties fo:color="#111111" style:font-name-asian="apple-system1" style:font-size-asian="12pt"/>
    </style:style>
    <style:style style:name="T39" style:family="text">
      <style:text-properties fo:color="#111111" style:font-name-asian="apple-system1" style:font-size-asian="12pt" style:font-weight-asian="normal"/>
    </style:style>
    <style:style style:name="T40" style:family="text">
      <style:text-properties fo:color="#111111" style:font-name="apple-system1" fo:font-size="12pt" fo:font-weight="normal"/>
    </style:style>
    <style:style style:name="T41" style:family="text">
      <style:text-properties officeooo:rsid="00708f48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终端</text:span><text:span text:style-name="T1">1</text:span><text:span text:style-name="T2">： 运行</text:span><text:span text:style-name="T3">Carla</text:span></text:p>
      <text:p text:style-name="P1"><text:span text:style-name="Source_20_Text"><text:span text:style-name="T4">cd $CARLA_ROOT</text:span></text:span></text:p>
      <text:p text:style-name="P57"><text:span text:style-name="Source_20_Text"><text:span text:style-name="T4">./CarlaUE4.sh -quality-level=Epic -world-port=2000 -resx=800 -resy=600</text:span></text:span></text:p>
      <text:p text:style-name="P57"><text:span text:style-name="Source_20_Text"><text:span text:style-name="T4">./CarlaUE4.sh -prefernvidia</text:span></text:span></text:p>
      <text:p text:style-name="P59"/>
      <text:p text:style-name="P3"><text:span text:style-name="T2">终端</text:span><text:span text:style-name="T1">2</text:span><text:span text:style-name="T2">： 运行 </text:span><text:span text:style-name="T3">Autoware</text:span></text:p>
      <text:p text:style-name="P1"><text:span text:style-name="Source_20_Text"><text:span text:style-name="T5">cd</text:span></text:span><text:span text:style-name="Source_20_Text"><text:span text:style-name="T4"> ~/carla-autoware-universe/autoware</text:span></text:span></text:p>
      <text:p text:style-name="P57"><text:span text:style-name="Source_20_Text"><text:span text:style-name="T5">source</text:span></text:span><text:span text:style-name="Source_20_Text"><text:span text:style-name="T4"> install/setup.bash</text:span></text:span></text:p>
      <text:p text:style-name="P58"/>
      <text:p text:style-name="P57"><text:span text:style-name="Source_20_Text"><text:span text:style-name="T5">cd</text:span></text:span><text:span text:style-name="Source_20_Text"><text:span text:style-name="T4"> ~/carla-autoware-universe/op_carla/op_bridge/op_scripts</text:span></text:span></text:p>
      <text:p text:style-name="P57"><text:span text:style-name="Source_20_Text"><text:span text:style-name="T4">./run_exploration_mode_ros2.sh</text:span></text:span></text:p>
      <text:p text:style-name="P4"><text:span text:style-name="Source_20_Text"><text:span text:style-name="T23"/></text:span></text:p>
      <text:p text:style-name="P4">nvidia-smi</text:p>
      <text:p text:style-name="P5">增加行人车辆</text:p>
      <text:p text:style-name="P4"/>
      <text:p text:style-name="P2"><text:span text:style-name="Source_20_Text"><text:span text:style-name="T16">cd</text:span></text:span><text:span text:style-name="Source_20_Text"><text:span text:style-name="T17"> <text:s/>PythonAPI/examples/</text:span></text:span></text:p>
      <text:p text:style-name="P4">python generate_traffic.py -n 20 -w 20</text:p>
      <text:p text:style-name="P4"/>
      <text:p text:style-name="P44"><text:span text:style-name="T7">在不同的</text:span><text:span text:style-name="T6">Python</text:span><text:span text:style-name="T7">环境中运行程序，你需要使用</text:span><text:span text:style-name="T6">Anaconda</text:span><text:span text:style-name="T7">的</text:span><text:span text:style-name="T6">conda</text:span><text:span text:style-name="T7">命令来切换环境。</text:span></text:p>
      <text:p text:style-name="P42"><text:span text:style-name="Strong_20_Emphasis"><text:span text:style-name="T8">创建一个新的环境</text:span></text:span><text:span text:style-name="T8">：你可以使用以下命令来创建一个新的</text:span><text:span text:style-name="T9">Python</text:span><text:span text:style-name="T8">环境。在这个例子中，我们将创建一个名为</text:span><text:span text:style-name="T9">"myenv"</text:span><text:span text:style-name="T8">的环境，其中包含</text:span><text:span text:style-name="T9">Python 3.7</text:span><text:span text:style-name="T8">版本。</text:span></text:p>
      <text:p text:style-name="P56"><text:span text:style-name="Source_20_Text"><text:span text:style-name="T10">conda create -n myenv python=3.7</text:span></text:span></text:p>
      <text:p text:style-name="P56"><text:span text:style-name="Strong_20_Emphasis"><text:span text:style-name="T8">激活环境</text:span></text:span><text:span text:style-name="T8">：使用以下命令来激活你刚刚创建的环境。</text:span></text:p>
      <text:p text:style-name="P56"><text:span text:style-name="Source_20_Text"><text:span text:style-name="T11">conda activate myenv</text:span></text:span></text:p>
      <text:p text:style-name="P56"><text:span text:style-name="Strong_20_Emphasis"><text:span text:style-name="T8">运行程序</text:span></text:span><text:span text:style-name="T8">：现在你已经在新的环境中了，你可以尝试再次运行你的程序。</text:span></text:p>
      <text:p text:style-name="P56"><text:span text:style-name="Source_20_Text"><text:span text:style-name="T10">python generate_traffic.py -n 20 -w 20</text:span></text:span></text:p>
      <text:p text:style-name="P56"><text:span text:style-name="Strong_20_Emphasis"><text:span text:style-name="T8">停用环境</text:span></text:span><text:span text:style-name="T8">：当你完成了工作并且想要退出环境时，可以使用以下命令：</text:span></text:p>
      <text:p text:style-name="P55"><text:span text:style-name="Source_20_Text"><text:span text:style-name="T10">conda deactivate</text:span></text:span></text:p>
      <text:p text:style-name="P60"><text:soft-page-break/></text:p>
      <text:h text:style-name="P45" text:outline-level="1"><text:bookmark text:name="planning-simulation"/>Planning simulation</text:h>
      <text:h text:style-name="P47" text:outline-level="4"><text:bookmark text:name="1-launch-autoware"/>1. Launch Autoware</text:h>
      <text:p text:style-name="P8"/>
      <text:p text:style-name="P6"><text:span text:style-name="T18">source</text:span><text:span text:style-name="T19"> </text:span><text:span text:style-name="T21">~/autoware/install/setup.bash </text:span></text:p>
      <text:p text:style-name="P6"><text:span text:style-name="T21">ros2</text:span><text:span text:style-name="T19"> </text:span><text:span text:style-name="T21">launch</text:span><text:span text:style-name="T19"> </text:span><text:span text:style-name="T21">autoware_launch</text:span><text:span text:style-name="T19"> </text:span><text:span text:style-name="T21">planning_simulator.launch.xml</text:span><text:span text:style-name="T19"> </text:span><text:span text:style-name="T21">map_path:</text:span><text:span text:style-name="T18">=$HOME</text:span><text:span text:style-name="T21">/autoware_map/sample-map-planning</text:span><text:span text:style-name="T19"> </text:span><text:span text:style-name="T21">vehicle_model:</text:span><text:span text:style-name="T18">=</text:span><text:span text:style-name="T21">sample_vehicle</text:span><text:span text:style-name="T19"> </text:span><text:span text:style-name="T21">sensor_model:</text:span><text:span text:style-name="T18">=</text:span><text:span text:style-name="T21">sample_sensor_kit</text:span></text:p>
      <text:p text:style-name="P9"/>
      <text:h text:style-name="P49" text:outline-level="2"><text:bookmark text:name="how-to-run-a-rosbag-replay-simulation"/>How to run a rosbag replay simulation</text:h>
      <text:h text:style-name="P48" text:outline-level="4">1. Launch Autoware</text:h>
      <text:p text:style-name="P10">source ~/autoware/install/setup.bash </text:p>
      <text:p text:style-name="P10">ros2 launch autoware_launch logging_simulator.launch.xml map_path:=$HOME/autoware_map/sample-map-rosbag vehicle_model:=sample_vehicle sensor_model:=sample_sensor_kit</text:p>
      <text:p text:style-name="P13">source ~/autoware/install/setup.bash </text:p>
      <text:p text:style-name="P9">ros2 launch autoware_launch autoware.launch.xml map_path:=$HOME/autoware_map/sample-map-rosbag vehicle_model:=sample_vehicle sensor_model:=sample_sensor_kit</text:p>
      <text:p text:style-name="P7"><text:span text:style-name="T22">2. </text:span><text:span text:style-name="T20">Play the sample rosbag file.</text:span></text:p>
      <text:p text:style-name="P11">source ~/autoware/install/setup.bash </text:p>
      <text:p text:style-name="P11">ros2 bag play ~/autoware_map/sample-rosbag/sample.db3 -r 0.2 -s sqlite3</text:p>
      <text:p text:style-name="P14">source ~/autoware/install/setup.bash </text:p>
      <text:p text:style-name="P43"><text:span text:style-name="T14">ros2 bag play ~/autoware_map/jtekt-rosbag00</text:span><text:span text:style-name="T15">1</text:span><text:span text:style-name="T14">/jtekt-rosbag00</text:span><text:span text:style-name="T15">3</text:span><text:span text:style-name="T14">.db3</text:span></text:p>
      <text:p text:style-name="P11"/>
      <text:p text:style-name="P33">Centerpoint </text:p>
      <text:p text:style-name="P17">ros2 launch lidar_centerpoint centerpoint_vs_centerpoint-tiny.launch.xml</text:p>
      <text:p text:style-name="P17">读取centerpoint数据</text:p>
      <text:p text:style-name="P17">chmod +x Trackerobject_info_extractor.py 确保执行权限</text:p>
      <text:p text:style-name="P17">source ~/autoware/install/setup.bash </text:p>
      <text:p text:style-name="P17">python3 Trackerobject_info_extractor.py 运行脚本</text:p>
      <text:p text:style-name="P17">source ~/autoware/install/setup.bash </text:p>
      <text:p text:style-name="P32">python3 Trackerobject_info_extractor_Timestamp.<text:span text:style-name="T41">py</text:span></text:p>
      <text:p text:style-name="P41"><text:bookmark text:name="uecb95613"/><text:soft-page-break/>命令功能：查看主题数据记录文件信息</text:p>
      <text:p text:style-name="P53"><text:bookmark text:name="u2f59c1cf"/><text:span text:style-name="T34">命令格式：</text:span><text:span text:style-name="T33">ros2 bag info </text:span></text:p>
      <text:p text:style-name="P36">记录所有数据ros2 bag record -a</text:p>
      <text:p text:style-name="P11">ros2 bag record /clock /sensing/gnss/fixed /sensing/gnss/ins/nav_sat_fix /sensing/gnss/ublox/navpvt /sensing/imu/tamagawa/imu_raw /sensing/lidar/top/velodyne_packets /vehicle/status/control_mode /vehicle/status/gear_status /vehicle/status/steering_status /vehicle/status/velocity_status /sensing/gnss/ins/nav_sat_ref /sensing/gnss/ins/ncom /sensing/gnss/ins/odometry /sensing/gnss/ins/path /sensing/gnss/pose /sensing/gnss/pose_with_covariance /sensing/gnss/ublox/nav_sat_fix</text:p>
      <text:p text:style-name="P12"/>
      <text:p text:style-name="P15">ros2 bag record /clock /sensing/gnss/fixed /sensing/gnss/ins/nav_sat_fix /sensing/lidar/top/velodyne_packets /vehicle/status/control_mode /sensing/gnss/ins/nav_sat_ref /sensing/gnss/ins/ncom /sensing/gnss/ins/odometry /sensing/gnss/ins/path /sensing/gnss/pose /sensing/gnss/pose_with_covariance /tf /tf_static /sensing/lidar/top/pointcloud_raw_ex /perception/object_recognition/detection/centerpoint/validation/objects /perception/object_recognition/detection/detection_by_tracker/debug/merged_objects /perception/object_recognition/detection/detection_by_tracker/debug/tracked_objects /perception/object_recognition/detection/detection_by_tracker/objects /perception/object_recognition/detection/objects /perception/object_recognition/tracking/objects /perception/object_recognition/objects /service_log /robot_description /parameter_events /sensing/lidar/top/rectified/pointcloud_ex /sensing/lidar/top/velodyne_packets /sensing/lidar/top/distortion_corrector/debug/cyclic_time_ms /sensing/lidar/top/distortion_corrector/debug/processing_time_ms /sensing/lidar/top/velodyne_model_marker /sensing/lidar/top/velodyne_points_combined_ex /sensing/lidar/top/velodyne_points_invalid_near</text:p>
      <text:p text:style-name="P11"/>
      <text:p text:style-name="P11"/>
      <text:p text:style-name="P16">ros2 bag record /clock /sensing/lidar/concatenate_data_synchronizer/debug/cyclic_time_ms /sensing/lidar/concatenate_data_synchronizer/debug/processing_time_ms /sensing/lidar/concatenated/pointcloud /sensing/lidar/left/outlier_filtered/pointcloud /sensing/lidar/right/outlier_filtered/pointcloud /sensing/lidar/top/crop_box_filter/debug/cyclic_time_ms /sensing/lidar/top/crop_box_filter/debug/processing_time_ms /sensing/lidar/top/crop_box_filter_mirror/crop_box_polygon /sensing/lidar/top/crop_box_filter_self/crop_box_polygon /sensing/lidar/top/distortion_corrector/debug/cyclic_time_ms /sensing/lidar/top/distortion_corrector/debug/processing_time_ms /sensing/lidar/top/mirror_cropped/pointcloud_ex /sensing/lidar/top/pointcloud_raw_ex /sensing/lidar/top/rectified/pointcloud_ex /sensing/lidar/top/ring_outlier_filter/debug/cyclic_time_ms /sensing/lidar/top/ring_outlier_filter/debug/processing_time_ms /sensing/lidar/top/self_cropped/pointcloud_ex /sensing/lidar/top/velodyne_model_marker <text:soft-page-break/>/sensing/lidar/top/velodyne_packets /sensing/lidar/top/velodyne_points_combined_ex /sensing/lidar/top/velodyne_points_invalid_near /sensing/gnss/fixed /sensing/gnss/ins/imu /sensing/gnss/ins/imu_bias /sensing/gnss/ins/lever_arm /sensing/gnss/ins/nav_sat_fix /sensing/gnss/ins/nav_sat_ref /sensing/gnss/ins/ncom /sensing/gnss/ins/odometry /sensing/gnss/ins/path /sensing/gnss/pose /sensing/gnss/pose_with_covariance /sensing/gnss/ublox/nav_sat_fix /sensing/imu/imu_data /sensing/imu/tamagawa/imu_raw /service_log /tf /tf_static /sensing/vehicle_velocity_converter/twist_with_covariance /simulation/dummy_perception_publisher/object_info /rosout /parameter_events /perception/object_recognition/detection/centerpoint/lidar_centerpoint/debug/cyclic_time_ms /perception/object_recognition/detection/centerpoint/lidar_centerpoint/debug/processing_time_ms /perception/object_recognition/detection/centerpoint/objects /perception/object_recognition/detection/centerpoint/validation/objects /perception/object_recognition/detection/clustering/clusters /perception/object_recognition/detection/clustering/debug/clusters /perception/object_recognition/detection/clustering/downsampled/pointcloud /perception/object_recognition/detection/clustering/objects /perception/object_recognition/detection/clustering/objects_with_feature /perception/object_recognition/detection/clustering/outlier_filter/pointcloud /perception/object_recognition/detection/detection_by_tracker/debug/divided_objects /perception/object_recognition/detection/detection_by_tracker/debug/initial_objects /perception/object_recognition/detection/detection_by_tracker/debug/merged_objects /perception/object_recognition/detection/detection_by_tracker/debug/tracked_objects /perception/object_recognition/detection/detection_by_tracker/objects /perception/object_recognition/detection/objects /perception/object_recognition/detection/objects_before_filter /perception/object_recognition/detection/pointcloud_map_filtered/pointcloud /perception/object_recognition/detection/temporary_merged_objects /perception/object_recognition/detection/voxel_based_compare_map_filter/debug/cyclic_time_ms /perception/object_recognition/detection/voxel_based_compare_map_filter/debug/processing_time_ms /perception/object_recognition/objects /perception/object_recognition/prediction/maneuver /perception/object_recognition/tracking/objects /perception/obstacle_segmentation/crop_box_filter/crop_box_polygon /perception/obstacle_segmentation/crop_box_filter/debug/cyclic_time_ms /perception/obstacle_segmentation/crop_box_filter/debug/processing_time_ms /perception/obstacle_segmentation/occupancy_grid_map_outlier_filter/debug/cyclic_time_ms /perception/obstacle_segmentation/occupancy_grid_map_outlier_filter/debug/processing_time_ms /perception/obstacle_segmentation/pointcloud /perception/obstacle_segmentation/range_cropped/pointcloud /perception/obstacle_segmentation/scan_ground_filter/debug/cyclic_time_ms /perception/obstacle_segmentation/scan_ground_filter/debug/processing_time_ms /perception/obstacle_segmentation/single_frame/pointcloud_raw /perception/occupancy_grid_map/map /perception/occupancy_grid_map/map_updates /perception/occupancy_grid_map/pointcloud_based_occupancy_grid_map/debug/cyclic_time_ms /perception/occupancy_grid_map/pointcloud_based_occupancy_grid_map/debug/processing_time_ms /map/pointcloud_map /map/vector_map /map/vector_map_marker /parameter_events </text:p>
      <text:p text:style-name="P18"/>
      <text:p text:style-name="P11"><text:soft-page-break/></text:p>
      <text:p text:style-name="P11"/>
      <text:p text:style-name="P31">lidar launch</text:p>
      <text:p text:style-name="P61">ros2 launch sample_sensor_kit_launch lidar.launch.xml vehicle_mirror_param_file:=./install/vehicle_info_util/share/vehicle_info_util/config/vehicle_mirror.param.yaml</text:p>
      <text:p text:style-name="P19">寻找文件时</text:p>
      <text:p text:style-name="P9">ros2 pkg list | grep velodyne</text:p>
      <text:p text:style-name="P9"/>
      <text:p text:style-name="P37">LiDAR</text:p>
      <text:p text:style-name="P20">cd ~/<text:span text:style-name="T30">ros2</text:span>_ws/src</text:p>
      <text:p text:style-name="P20">git clone -b galactic-devel https://github.com/ros_drivers/velodyne.git</text:p>
      <text:p text:style-name="P20">rosdep install --from-paths src --ignore-src --rosdistro -y</text:p>
      <text:p text:style-name="P21">cd ~/<text:span text:style-name="T30">ros2</text:span>_ws/</text:p>
      <text:p text:style-name="P20">colcon build --symlink-install</text:p>
      <text:p text:style-name="P20">启动<text:span text:style-name="T24">LiDAR</text:span></text:p>
      <text:p text:style-name="P23">source ~/ros2_ws/install/setup.bash</text:p>
      <text:p text:style-name="P23">ros2 launch velodyne velodyne-all-nodes-VLP16-launch.py</text:p>
      <text:p text:style-name="P23"/>
      <text:p text:style-name="P20">启动<text:span text:style-name="T24">rviz2</text:span></text:p>
      <text:p text:style-name="P23">ros2 run rviz2 rviz2</text:p>
      <text:p text:style-name="P24">Fixed Frame : velodyne</text:p>
      <text:p text:style-name="P24">PointCloud2 </text:p>
      <text:p text:style-name="P24">Topic <text:span text:style-name="T24">/velodyne_points</text:span></text:p>
      <text:p text:style-name="P24"/>
      <text:p text:style-name="P22">查看发布节点</text:p>
      <text:p text:style-name="P23">ros2 topic list</text:p>
      <text:p text:style-name="P23">ros2 topic echo /velodyne_points</text:p>
      <text:p text:style-name="P23"/>
      <text:p text:style-name="P25">192.168.1.77</text:p>
      <text:p text:style-name="P26">255.255.255.0</text:p>
      <text:p text:style-name="P26"/>
      <text:h text:style-name="P50" text:outline-level="2"><text:soft-page-break/>Personal access tokens （<text:span text:style-name="T29">1/25 - 2/25）github</text:span></text:h>
      <text:p text:style-name="P26">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</text:p>
      <text:p text:style-name="P23"/>
      <text:p text:style-name="P23"/>
      <text:p text:style-name="P30">GNSS</text:p>
      <text:p text:style-name="P30">cd ros2_ws/</text:p>
      <text:p text:style-name="P30">cd src/</text:p>
      <text:p text:style-name="P52">. install/setup.sh</text:p>
      <text:p text:style-name="P30">ros2 launch oxts run.py</text:p>
      <text:p text:style-name="P30">ros2 launch sample_sensor_kit_launch gnss.launch.xml</text:p>
      <text:p text:style-name="P23"><text:span text:style-name="Strong_20_Emphasis"><text:span text:style-name="T39">手动配置</text:span></text:span><text:span text:style-name="Strong_20_Emphasis"><text:span text:style-name="T40">IP</text:span></text:span><text:span text:style-name="Strong_20_Emphasis"><text:span text:style-name="T39">地址</text:span></text:span><text:span text:style-name="T38">：</text:span></text:p>
      <text:list xml:id="list2025605580" text:style-name="L1">
        <text:list-header>
          <text:p text:style-name="P63"><text:span text:style-name="Source_20_Text"><text:span text:style-name="T12">sudo ip addr add 195.0.0.2/24 dev enx00249b7dc93a</text:span></text:span></text:p>
          <text:p text:style-name="P64"><text:span text:style-name="Source_20_Text"><text:span text:style-name="T12">sudo ip route add default via 195.0.0.1 dev enx00249b7dc93a</text:span></text:span></text:p>
        </text:list-header>
        <text:list-item>
          <text:p text:style-name="P66"><text:span text:style-name="Strong_20_Emphasis"><text:span text:style-name="T13">检查连接</text:span></text:span><text:span text:style-name="T13">：配置完成后，尝试</text:span><text:span text:style-name="T12">ping OxTS RT4000</text:span><text:span text:style-name="T13">设备，确保连接正常：</text:span></text:p>
          <text:p text:style-name="P63"><text:span text:style-name="Source_20_Text"><text:span text:style-name="T12">ping 195.0.0.74</text:span></text:span></text:p>
        </text:list-item>
      </text:list>
      <text:p text:style-name="P54"><text:span text:style-name="T28">如果</text:span><text:span text:style-name="T26">ping</text:span><text:span text:style-name="T28">命令返回响应，说明你的电脑已经成功连接到</text:span><text:span text:style-name="T26">OxTS RT4000</text:span><text:span text:style-name="T28">设备。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# 创建分区路径</text:p>
      <text:p text:style-name="P23">sudo mkdir -p /var/cache/swap/</text:p>
      <text:p text:style-name="P23"/>
      <text:p text:style-name="P23"># 设置分区的大小</text:p>
      <text:p text:style-name="P23"># bs=64M是块大小，count=64是块数量，所以swap空间大小是bs*count=4096MB=4GB</text:p>
      <text:p text:style-name="P23">sudo dd if=/dev/zero of=/var/cache/swap/swap0 bs=64M count=64</text:p>
      <text:p text:style-name="P23"/>
      <text:p text:style-name="P23"><text:soft-page-break/># 设置该目录权限</text:p>
      <text:p text:style-name="P23">sudo chmod 0600 /var/cache/swap/swap0</text:p>
      <text:p text:style-name="P23"/>
      <text:p text:style-name="P23"># 创建SWAP文件</text:p>
      <text:p text:style-name="P23">sudo mkswap /var/cache/swap/swap0</text:p>
      <text:p text:style-name="P23"/>
      <text:p text:style-name="P23"># 激活SWAP文件</text:p>
      <text:p text:style-name="P23">sudo swapon /var/cache/swap/swap0</text:p>
      <text:p text:style-name="P23"/>
      <text:p text:style-name="P23"># 查看SWAP信息是否正确</text:p>
      <text:p text:style-name="P23">sudo swapon -s</text:p>
      <text:p text:style-name="P23"/>
      <text:p text:style-name="P23"/>
      <text:p text:style-name="P39"><text:span text:style-name="T27">如果你不再需要这个</text:span><text:span text:style-name="T25">swap</text:span><text:span text:style-name="T27">分区，你可以使用以下命令来删除它：</text:span></text:p>
      <text:p text:style-name="P51"><text:span text:style-name="Source_20_Text">sudo swapoff /var/cache/swap/swap0</text:span></text:p>
      <text:p text:style-name="P62"><text:span text:style-name="Source_20_Text">sudo rm /var/cache/swap/swap0</text:span></text:p>
      <text:p text:style-name="P23"/>
      <text:p text:style-name="P23"/>
      <text:p text:style-name="P23"/>
      <text:p text:style-name="P23"/>
      <text:p text:style-name="P23"/>
      <text:p text:style-name="P23">查看当前发布的话题</text:p>
      <text:p text:style-name="P23">ros<text:span text:style-name="T31">2 </text:span>topic list</text:p>
      <text:p text:style-name="P23">查看但前发布主题的<text:span text:style-name="T31">frame_id</text:span></text:p>
      <text:p text:style-name="P23">ros<text:span text:style-name="T31">2 </text:span>topic e<text:span text:style-name="T32">ch</text:span>o /xxxx | grep frame_id</text:p>
      <text:p text:style-name="P27">查看当前节点和主题的关系</text:p>
      <text:p text:style-name="P27">rqt_graph</text:p>
      <text:p text:style-name="P27"/>
      <text:p text:style-name="P40">这个问题可能是由于新添加的PointCloud2和原先的PointCloud2使用了不同的QoS（Quality of Service）</text:p>
      <text:p text:style-name="P40">例如，如果发布者使用的是"sensor data" QoS策略，这种策略的可靠性（reliability）是"best effort"，而rviz2默认的QoS策略的可靠性是"reliable"，这两种策略是不兼容的。</text:p>
      <text:p text:style-name="P40"><text:soft-page-break/>ros2 topic info -v [topic_name]</text:p>
      <text:p text:style-name="P40">命令来查看每个发布者和订阅者的QoS策略</text:p>
      <text:p text:style-name="P27"/>
      <text:p text:style-name="P34">查看主题是否在发布</text:p>
      <text:p text:style-name="P35">ros2 topic hz /centerpoint/objects</text:p>
      <text:p text:style-name="P35"/>
      <text:p text:style-name="P35">1. **ros2 node list**：活动的节点列表。</text:p>
      <text:p text:style-name="P35">2. **ros2 node info &lt;node_name&gt;**：查看节点详细信息，包括订阅、发布的消息，开启的服务和动作等。</text:p>
      <text:p text:style-name="P35">3. **ros2 topic list**：列出域内可使用的主题列表。</text:p>
      <text:p text:style-name="P35">4. **ros2 topic info &lt;topic_name&gt;**：显示主题消息类型，订阅者数量，发布者数量等。</text:p>
      <text:p text:style-name="P35">ros2 topic info /sensing/lidar/concatenated/pointcloud -v 可以查看主题详细发布，订阅节点信息</text:p>
      <text:p text:style-name="P35">这些命令可以帮助您查看节点的输入（订阅的主题）和输出（发布的主题）。如果您想查看特定主题的消息，可以使用**ros2 topic echo &lt;topic_name&gt;**命令¹。</text:p>
      <text:p text:style-name="P35"/>
      <text:p text:style-name="P35">可以使用ros2 pkg prefix &lt;package_name&gt;命令来查找指定包的路径</text:p>
      <text:p text:style-name="P28">ros2 pkg prefix &lt;package_name&gt;</text:p>
      <text:p text:style-name="P38">这个命令会显示所有已安装的ROS包的名称</text:p>
      <text:p text:style-name="P28">ros2 pkg list</text:p>
      <text:p text:style-name="P28">查找文件名</text:p>
      <text:p text:style-name="P29">grep -r "stop_check_enabled" .<text:line-break/><text:line-break/></text:p>
      <text:p text:style-name="P29">合并<text:span text:style-name="T35">PCD文件<text:line-break/>./scripts/pointcloud_divider.sh ~/autoware_map/Iga_map ~/autoware_map/Iga_map_merged pointcloud_map default.yaml</text:span></text:p>
      <text:p text:style-name="P29"/>
      <text:h text:style-name="P46" text:outline-level="1"><text:bookmark text:name="articleContentId"/><text:span text:style-name="T36">NVIDIA</text:span><text:span text:style-name="T37">驱动失效简单解决方案：</text:span><text:span text:style-name="T36">NVIDIA-SMI has failed because it couldn‘t communicate with the NVIDIA driver.</text:span></text:h>
      <text:p text:style-name="P29"><text:a xlink:type="simple" xlink:href="https://blog.csdn.net/wjinjie/article/details/108997692" text:style-name="Internet_20_link" text:visited-style-name="Visited_20_Internet_20_Link">https://blog.csdn.net/wjinjie/article/details/108997692</text:a></text:p>
      <text:p text:style-name="P29"/>
      <text:p text:style-name="P29"><text:soft-page-break/>sudo apt-get install dkms</text:p>
      <text:p text:style-name="P29"/>
      <text:p text:style-name="P29">sudo dkms install -m nvidia -v 535.230.02</text:p>
      <text:p text:style-name="P29"/>
      <text:p text:style-name="P29">使用FFmpeg命令转换文件。以下是转换每个文件的具体命令：</text:p>
      <text:list xml:id="list472271589" text:style-name="L2">
        <text:list-item>
          <text:p text:style-name="P65">转换文件 <text:span text:style-name="Source_20_Text">Screencast 2024-12-17 13:06:51.mp4</text:span>：</text:p>
        </text:list-item>
      </text:list>
      <text:p text:style-name="P29">ffmpeg -y -i 'Screencast 2024-12-17 13:12:45.mp4' -c:v libx264 -c:a aac -strict experimental -tune fastdecode -pix_fmt yuv420p -b:a 192k -ar 48000 'Screencast 2024-12-17 13:12:45_converted.mp4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enlo" svg:font-family="Menlo, Monaco, Consolas, 'Andale Mono', 'lucida console', 'Courier New', monospace"/>
    <style:font-face style:name="PingFang SC" svg:font-family="'PingFang SC', 'Microsoft YaHei', SimHei, Arial, SimSun"/>
    <style:font-face style:name="Roboto Mono" svg:font-family="'Roboto Mono', SFMono-Regular, Consolas, Menlo, monospace"/>
    <style:font-face style:name="Roboto" svg:font-family="Roboto, apple-system, BlinkMacSystemFont, Helvetica, Arial, sans-serif"/>
    <style:font-face style:name="apple-system3" svg:font-family="apple-system, BlinkMacSystemFont, 'Helvetica Neue', 'PingFang SC', 'Microsoft YaHei', 'Source Han Sans SC', 'Noto Sans CJK SC', 'WenQuanYi Micro Hei', sans-serif"/>
    <style:font-face style:name="apple-system" svg:font-family="apple-system, BlinkMacSystemFont, 'Segoe UI', 'Noto Sans', Helvetica, Arial, sans-serif, 'Apple Color Emoji', 'Segoe UI Emoji'"/>
    <style:font-face style:name="apple-system1" svg:font-family="apple-system, Roboto, SegoeUI, 'Segoe UI', 'Helvetica Neue', Helvetica, Meiryo, 'Meiryo UI', 'Arial Unicode MS', sans-serif"/>
    <style:font-face style:name="apple-system2" svg:font-family="apple-system, 'SF UI Text', Arial, 'PingFang SC', 'Hiragino Sans GB', 'Microsoft YaHei', 'WenQuanYi Micro Hei', sans-serif, SimHei, SimSun"/>
    <style:font-face style:name="ui-monospace" svg:font-family="ui-monospace, SFMono-Regular, 'SF Mono', Menlo, Consolas, 'Liberation Mono'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Noto Serif CJK SC SemiBold" svg:font-family="'Noto Serif CJK SC SemiBold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8T15:54:54.786657832</meta:creation-date>
    <dc:date>2025-04-02T17:12:15.074381745</dc:date>
    <meta:editing-duration>P2DT14H53M22S</meta:editing-duration>
    <meta:editing-cycles>61</meta:editing-cycles>
    <meta:generator>LibreOffice/6.4.7.2$Linux_X86_64 LibreOffice_project/40$Build-2</meta:generator>
    <meta:document-statistic meta:table-count="0" meta:image-count="0" meta:object-count="0" meta:page-count="9" meta:paragraph-count="136" meta:word-count="1316" meta:character-count="11022" meta:non-whitespace-character-count="10571"/>
  </office:meta>
</office:document-meta>
</file>